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style:text-properties fo:color="#000000" style:font-name="Liberation Serif" fo:font-size="12pt" fo:font-style="italic" fo:font-weight="bold" officeooo:rsid="0018a583" officeooo:paragraph-rsid="0018a583" style:font-size-asian="12pt" style:font-weight-asian="bold" style:font-size-complex="12pt" style:font-weight-complex="bold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Liberation Serif" fo:font-size="12pt" fo:font-style="italic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rsid="0018a583" officeooo:paragraph-rsid="0018a583"/>
    </style:style>
    <style:style style:name="P7" style:family="paragraph" style:parent-style-name="Standard">
      <style:text-properties fo:font-weight="normal" officeooo:rsid="0018a583" officeooo:paragraph-rsid="0018a583" style:font-weight-asian="normal" style:font-weight-complex="normal"/>
    </style:style>
    <style:style style:name="P8" style:family="paragraph" style:parent-style-name="Standard">
      <style:text-properties fo:font-weight="normal" officeooo:rsid="0018a583" officeooo:paragraph-rsid="0018c4c9" style:font-weight-asian="normal" style:font-weight-complex="normal"/>
    </style:style>
    <style:style style:name="P9" style:family="paragraph" style:parent-style-name="Standard">
      <style:text-properties fo:font-weight="bold" officeooo:rsid="0018a583" officeooo:paragraph-rsid="0018c4c9" style:font-weight-asian="bold" style:font-weight-complex="bold"/>
    </style:style>
    <style:style style:name="P10" style:family="paragraph" style:parent-style-name="Standard">
      <style:text-properties fo:font-weight="bold" officeooo:rsid="0018a583" officeooo:paragraph-rsid="0018a58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style:font-name="DejaVu Sans Mono" fo:font-size="9pt"/>
    </style:style>
    <style:style style:name="T6" style:family="text">
      <style:text-properties style:font-name="DejaVu Sans Mono" fo:font-size="9pt" fo:font-style="italic"/>
    </style:style>
    <style:style style:name="T7" style:family="text">
      <style:text-properties fo:color="#660e7a" style:font-name="DejaVu Sans Mono" fo:font-size="9pt" fo:font-weight="bold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fo:color="#808000"/>
    </style:style>
    <style:style style:name="T10" style:family="text">
      <style:text-properties fo:color="#808000" style:font-name="DejaVu Sans Mono" fo:font-size="9pt"/>
    </style:style>
    <style:style style:name="T11" style:family="text">
      <style:text-properties fo:color="#008000" style:font-name="DejaVu Sans Mono" fo:font-size="9pt" fo:font-weight="bold"/>
    </style:style>
    <style:style style:name="T12" style:family="text">
      <style:text-properties fo:color="#0000ff" style:font-name="DejaVu Sans Mono" fo:font-size="9pt"/>
    </style:style>
    <style:style style:name="T13" style:family="text">
      <style:text-properties fo:color="#000000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style:font-name="Liberation Serif"/>
    </style:style>
    <style:style style:name="T16" style:family="text">
      <style:text-properties fo:color="#000000" style:font-name="Liberation Serif" fo:font-weight="bold" style:font-weight-asian="bold" style:font-weight-complex="bold"/>
    </style:style>
    <style:style style:name="T17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000000" style:font-name="Liberation Serif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 text:c="45"/><text:span text:style-name="T1"><text:s/>COLLECTIONS ASSESMENT</text:span></text:p>
      <text:p text:style-name="P6"><text:span text:style-name="T1"/></text:p>
      <text:p text:style-name="P6"><text:span text:style-name="T1">//Write Java code to define List . Insert 5 floating point numbers in List, and using an iterator, find the sum of the numbers in List.</text:span></text:p>
      <text:p text:style-name="P7">import java.util.*;</text:p>
      <text:p text:style-name="P7">public class Ques1 {</text:p>
      <text:p text:style-name="P7"><text:s text:c="4"/>public static void main(String args[])</text:p>
      <text:p text:style-name="P7"><text:s text:c="4"/>{</text:p>
      <text:p text:style-name="P7"><text:s text:c="8"/>Float s = 0.0f;</text:p>
      <text:p text:style-name="P7"><text:s text:c="8"/>List&lt;Float&gt; list = new ArrayList&lt;&gt;();</text:p>
      <text:p text:style-name="P7"><text:s text:c="8"/>list.add(78.35f);</text:p>
      <text:p text:style-name="P7"><text:s text:c="8"/>list.add(254.68f);</text:p>
      <text:p text:style-name="P7"><text:s text:c="8"/>list.add(17.56f);</text:p>
      <text:p text:style-name="P7"><text:s text:c="8"/>list.add(15.21f);</text:p>
      <text:p text:style-name="P7"><text:s text:c="8"/>list.add(90.24f);</text:p>
      <text:p text:style-name="P7"><text:s text:c="8"/>ListIterator&lt;Float&gt; listIterator = list.listIterator();</text:p>
      <text:p text:style-name="P7"><text:s text:c="8"/>while(listIterator.hasNext()) {</text:p>
      <text:p text:style-name="P7"><text:s text:c="12"/>s = s + listIterator.next();</text:p>
      <text:p text:style-name="P7"><text:s text:c="8"/>}</text:p>
      <text:p text:style-name="P7"><text:s text:c="8"/>System.out.println("The total sum is :" + s);</text:p>
      <text:p text:style-name="P7"/>
      <text:p text:style-name="P7"><text:s text:c="4"/>}</text:p>
      <text:p text:style-name="P7">}</text:p>
      <text:p text:style-name="P7"/>
      <text:p text:style-name="P9">//Write a method that takes a string and returns the number of unique characters in the string.</text:p>
      <text:p text:style-name="P8"/>
      <text:p text:style-name="P7">import java.util.HashSet;</text:p>
      <text:p text:style-name="P7">import java.util.Scanner;</text:p>
      <text:p text:style-name="P7">import java.util.Set;</text:p>
      <text:p text:style-name="P7"/>
      <text:p text:style-name="P8">public class Ques2 </text:p>
      <text:p text:style-name="P7">{</text:p>
      <text:p text:style-name="P7"><text:s text:c="4"/>public static void main(String[] args) {</text:p>
      <text:p text:style-name="P7"><text:s text:c="8"/>System.out.println("Enter String: ");</text:p>
      <text:p text:style-name="P7"><text:s text:c="8"/>Scanner s = new Scanner(System.in);</text:p>
      <text:p text:style-name="P7"><text:s text:c="8"/>String str = s.nextLine();</text:p>
      <text:p text:style-name="P7"><text:s text:c="8"/>Set&lt;Character&gt; set = new HashSet();</text:p>
      <text:p text:style-name="P7"><text:s text:c="8"/>for(Character c : <text:s/>str.toCharArray()){</text:p>
      <text:p text:style-name="P7"><text:s text:c="12"/>set.add(c);</text:p>
      <text:p text:style-name="P7"><text:s text:c="8"/>}</text:p>
      <text:p text:style-name="P7"><text:s text:c="8"/>System.out.println("Number of Unique Characters: "+ set.size());</text:p>
      <text:p text:style-name="P7"><text:s text:c="4"/>}</text:p>
      <text:p text:style-name="P7">}</text:p>
      <text:p text:style-name="P7"/>
      <text:p text:style-name="P10">//Write a method that takes a string and print the number of occurrence of each character characters in the string.</text:p>
      <text:p text:style-name="P10"/>
      <text:p text:style-name="P7">import java.util.*;</text:p>
      <text:p text:style-name="P7">public class Ques3 {</text:p>
      <text:p text:style-name="P7"><text:s text:c="4"/>public static void main(String[] args) {</text:p>
      <text:p text:style-name="P7"><text:s text:c="8"/>Scanner s = new Scanner(System.in);</text:p>
      <text:p text:style-name="P7"><text:soft-page-break/><text:s text:c="8"/>Map&lt;Character,Integer&gt; map = new HashMap&lt;&gt;();</text:p>
      <text:p text:style-name="P7"><text:s text:c="8"/>System.out.println("Enter String: ");</text:p>
      <text:p text:style-name="P7"><text:s text:c="8"/>String str = <text:s/>s.nextLine();</text:p>
      <text:p text:style-name="P7"><text:s text:c="8"/>for(Character c : str.toCharArray()){</text:p>
      <text:p text:style-name="P7"><text:s text:c="12"/>if(map.containsKey(c)){</text:p>
      <text:p text:style-name="P7"><text:s text:c="16"/>map.put(c,map.get(c)+1);</text:p>
      <text:p text:style-name="P7"><text:s text:c="12"/>}else{</text:p>
      <text:p text:style-name="P7"><text:s text:c="16"/>map.put(c,1);</text:p>
      <text:p text:style-name="P7"><text:s text:c="12"/>}</text:p>
      <text:p text:style-name="P7"><text:s text:c="8"/>}</text:p>
      <text:p text:style-name="P7"><text:s text:c="8"/>for (Character c : map.keySet()){</text:p>
      <text:p text:style-name="P7"><text:s text:c="12"/>System.out.println("Character "+ c + " occured "+ map.get(c) + " times");</text:p>
      <text:p text:style-name="P7"><text:s text:c="8"/>}</text:p>
      <text:p text:style-name="P7"><text:s text:c="4"/>}</text:p>
      <text:p text:style-name="P7">}</text:p>
      <text:p text:style-name="P7"/>
      <text:p text:style-name="P3">//Write a program to sort Employee objects based on highest salary using Comparator. Employee class{ Double Age; Double Salary; String Name</text:p>
      <text:p text:style-name="P1"><text:span text:style-name="T3">import </text:span>java.util.*;</text:p>
      <text:p text:style-name="P1"><text:span text:style-name="T3">class </text:span>Employee{</text:p>
      <text:p text:style-name="P2"><text:s text:c="4"/><text:span text:style-name="T5">Double </text:span><text:span text:style-name="T7">age</text:span><text:span text:style-name="T5">;</text:span></text:p>
      <text:p text:style-name="P2"><text:s text:c="4"/><text:span text:style-name="T5">Double </text:span><text:span text:style-name="T7">salary</text:span><text:span text:style-name="T5">;</text:span></text:p>
      <text:p text:style-name="P2"><text:s text:c="4"/><text:span text:style-name="T5">String </text:span><text:span text:style-name="T7">name</text:span><text:span text:style-name="T5">;</text:span></text:p>
      <text:p text:style-name="P2"><text:s text:c="4"/><text:span text:style-name="T4">public </text:span><text:span text:style-name="T5">Employee(Double age, Double salary, String name) {</text:span></text:p>
      <text:p text:style-name="P2"><text:s text:c="8"/><text:span text:style-name="T4">this</text:span><text:span text:style-name="T5">.</text:span><text:span text:style-name="T7">age </text:span><text:span text:style-name="T5">= age;</text:span></text:p>
      <text:p text:style-name="P2"><text:s text:c="8"/><text:span text:style-name="T4">this</text:span><text:span text:style-name="T5">.</text:span><text:span text:style-name="T7">salary </text:span><text:span text:style-name="T5">= salary;</text:span></text:p>
      <text:p text:style-name="P2"><text:s text:c="8"/><text:span text:style-name="T4">this</text:span><text:span text:style-name="T5">.</text:span><text:span text:style-name="T7">name </text:span><text:span text:style-name="T5">= name;</text:span></text:p>
      <text:p text:style-name="P2"><text:s text:c="4"/><text:span text:style-name="T5">}</text:span></text:p>
      <text:p text:style-name="P2"><text:s text:c="4"/><text:span text:style-name="T10">@Override</text:span></text:p>
      <text:p text:style-name="P2"><text:span text:style-name="T9"><text:s text:c="4"/></text:span><text:span text:style-name="T4">public </text:span><text:span text:style-name="T5">String toString() {</text:span></text:p>
      <text:p text:style-name="P2"><text:s text:c="8"/><text:span text:style-name="T4">return </text:span><text:span text:style-name="T11">"Employee{" </text:span><text:span text:style-name="T5">+</text:span></text:p>
      <text:p text:style-name="P2"><text:s text:c="16"/><text:span text:style-name="T11">"age=" </text:span><text:span text:style-name="T5">+ </text:span><text:span text:style-name="T7">age </text:span><text:span text:style-name="T5">+</text:span></text:p>
      <text:p text:style-name="P2"><text:s text:c="16"/><text:span text:style-name="T11">", salary=" </text:span><text:span text:style-name="T5">+ </text:span><text:span text:style-name="T7">salary </text:span><text:span text:style-name="T5">+</text:span></text:p>
      <text:p text:style-name="P2"><text:s text:c="16"/><text:span text:style-name="T11">", name='" </text:span><text:span text:style-name="T5">+ </text:span><text:span text:style-name="T7">name </text:span><text:span text:style-name="T5">+ </text:span><text:span text:style-name="T11">'</text:span><text:span text:style-name="T4">\'</text:span><text:span text:style-name="T11">' </text:span><text:span text:style-name="T5">+</text:span></text:p>
      <text:p text:style-name="P2"><text:s text:c="16"/><text:span text:style-name="T11">'}'</text:span><text:span text:style-name="T5">;</text:span></text:p>
      <text:p text:style-name="P2"><text:s text:c="4"/><text:span text:style-name="T5">}</text:span></text:p>
      <text:p text:style-name="P1">}</text:p>
      <text:p text:style-name="P1"><text:span text:style-name="T3">public class </text:span>Ques4 {</text:p>
      <text:p text:style-name="P2"><text:s text:c="4"/><text:span text:style-name="T4">public static void </text:span><text:span text:style-name="T5">main(String[] args) {</text:span></text:p>
      <text:p text:style-name="P2"><text:s text:c="8"/><text:span text:style-name="T5">List&lt;Employee&gt; lst = </text:span><text:span text:style-name="T4">new </text:span><text:span text:style-name="T5">ArrayList&lt;&gt;();</text:span></text:p>
      <text:p text:style-name="P2"><text:s text:c="8"/><text:span text:style-name="T5">lst.add(</text:span><text:span text:style-name="T4">new </text:span><text:span text:style-name="T5">Employee(</text:span><text:span text:style-name="T12">19.0</text:span><text:span text:style-name="T5">,</text:span><text:span text:style-name="T12">4000.0</text:span><text:span text:style-name="T5">,</text:span><text:span text:style-name="T11">"ABC"</text:span><text:span text:style-name="T5">));</text:span></text:p>
      <text:p text:style-name="P2"><text:s text:c="8"/><text:span text:style-name="T5">lst.add(</text:span><text:span text:style-name="T4">new </text:span><text:span text:style-name="T5">Employee(</text:span><text:span text:style-name="T12">20.0</text:span><text:span text:style-name="T5">,</text:span><text:span text:style-name="T12">2000.0</text:span><text:span text:style-name="T5">,</text:span><text:span text:style-name="T11">"DEF"</text:span><text:span text:style-name="T5">));</text:span></text:p>
      <text:p text:style-name="P2"><text:s text:c="8"/><text:span text:style-name="T5">lst.add(</text:span><text:span text:style-name="T4">new </text:span><text:span text:style-name="T5">Employee(</text:span><text:span text:style-name="T12">21.0</text:span><text:span text:style-name="T5">,</text:span><text:span text:style-name="T12">3000.0</text:span><text:span text:style-name="T5">,</text:span><text:span text:style-name="T11">"GHI"</text:span><text:span text:style-name="T5">));</text:span></text:p>
      <text:p text:style-name="P2"><text:s text:c="8"/><text:span text:style-name="T5">lst.add(</text:span><text:span text:style-name="T4">new </text:span><text:span text:style-name="T5">Employee(</text:span><text:span text:style-name="T12">22.0</text:span><text:span text:style-name="T5">,</text:span><text:span text:style-name="T12">1000.0</text:span><text:span text:style-name="T5">,</text:span><text:span text:style-name="T11">"JKL"</text:span><text:span text:style-name="T5">));</text:span></text:p>
      <text:p text:style-name="P2"><text:s text:c="8"/><text:span text:style-name="T5">Collections.</text:span><text:span text:style-name="T6">sort</text:span><text:span text:style-name="T5">(lst, </text:span><text:span text:style-name="T4">new </text:span><text:span text:style-name="T5">Comparator&lt;Employee&gt;() {</text:span></text:p>
      <text:p text:style-name="P2"><text:s text:c="12"/><text:span text:style-name="T10">@Override</text:span></text:p>
      <text:p text:style-name="P2"><text:span text:style-name="T9"><text:s text:c="12"/></text:span><text:span text:style-name="T4">public int </text:span><text:span text:style-name="T5">compare(Employee o1, Employee o2) {</text:span></text:p>
      <text:p text:style-name="P2"><text:s text:c="16"/><text:span text:style-name="T4">return </text:span><text:span text:style-name="T5">o1.</text:span><text:span text:style-name="T7">salary</text:span><text:span text:style-name="T5">.compareTo(o2.</text:span><text:span text:style-name="T7">salary</text:span><text:span text:style-name="T5">);</text:span></text:p>
      <text:p text:style-name="P2"><text:s text:c="12"/><text:span text:style-name="T5">}</text:span></text:p>
      <text:p text:style-name="P2"><text:s text:c="8"/><text:span text:style-name="T5">});</text:span></text:p>
      <text:p text:style-name="P2"><text:s text:c="8"/><text:span text:style-name="T5">ListIterator listIterator = lst.listIterator();</text:span></text:p>
      <text:p text:style-name="P2"><text:s text:c="8"/><text:span text:style-name="T5">System.</text:span><text:span text:style-name="T8">out</text:span><text:span text:style-name="T5">.println(</text:span><text:span text:style-name="T11">"Sorted List: "</text:span><text:span text:style-name="T5">);</text:span></text:p>
      <text:p text:style-name="P2"><text:s text:c="8"/><text:span text:style-name="T4">while </text:span><text:span text:style-name="T5">(listIterator.hasNext()){</text:span></text:p>
      <text:p text:style-name="P2"><text:s text:c="12"/><text:span text:style-name="T5">System.</text:span><text:span text:style-name="T8">out</text:span><text:span text:style-name="T5">.println(listIterator.next().toString());</text:span></text:p>
      <text:p text:style-name="P2"><text:s text:c="8"/><text:span text:style-name="T5">}</text:span></text:p>
      <text:p text:style-name="P2"><text:s text:c="4"/><text:span text:style-name="T5">}</text:span></text:p>
      <text:p text:style-name="P4">}</text:p>
      <text:p text:style-name="P4"/>
      <text:p text:style-name="P5"><text:soft-page-break/>/<text:span text:style-name="T13">/Write a program to sort the Student objects based on Score , if the score are same then sort on First Name . Class Student{ String Name; Double Score; Double Age</text:span></text:p>
      <text:p text:style-name="P1"><text:span text:style-name="T3">import </text:span>java.util.*;</text:p>
      <text:p text:style-name="P1"><text:span text:style-name="T3">class </text:span>Student{</text:p>
      <text:p text:style-name="P2"><text:s text:c="4"/><text:span text:style-name="T5">String </text:span><text:span text:style-name="T7">name</text:span><text:span text:style-name="T5">;</text:span></text:p>
      <text:p text:style-name="P2"><text:s text:c="4"/><text:span text:style-name="T5">Double </text:span><text:span text:style-name="T7">Score</text:span><text:span text:style-name="T5">;</text:span></text:p>
      <text:p text:style-name="P2"><text:s text:c="4"/><text:span text:style-name="T5">Double </text:span><text:span text:style-name="T7">age</text:span><text:span text:style-name="T5">;</text:span></text:p>
      <text:p text:style-name="P2"><text:s text:c="4"/><text:span text:style-name="T4">public </text:span><text:span text:style-name="T5">Student(String name, Double score, Double age) {</text:span></text:p>
      <text:p text:style-name="P2"><text:s text:c="8"/><text:span text:style-name="T4">this</text:span><text:span text:style-name="T5">.</text:span><text:span text:style-name="T7">name </text:span><text:span text:style-name="T5">= name;</text:span></text:p>
      <text:p text:style-name="P2"><text:s text:c="8"/><text:span text:style-name="T7">Score </text:span><text:span text:style-name="T5">= score;</text:span></text:p>
      <text:p text:style-name="P2"><text:s text:c="8"/><text:span text:style-name="T4">this</text:span><text:span text:style-name="T5">.</text:span><text:span text:style-name="T7">age </text:span><text:span text:style-name="T5">= age;</text:span></text:p>
      <text:p text:style-name="P2"><text:s text:c="4"/><text:span text:style-name="T5">}</text:span></text:p>
      <text:p text:style-name="P2"><text:s text:c="4"/><text:span text:style-name="T10">@Override</text:span></text:p>
      <text:p text:style-name="P2"><text:span text:style-name="T9"><text:s text:c="4"/></text:span><text:span text:style-name="T4">public </text:span><text:span text:style-name="T5">String toString() {</text:span></text:p>
      <text:p text:style-name="P2"><text:s text:c="8"/><text:span text:style-name="T4">return </text:span><text:span text:style-name="T11">"Student{" </text:span><text:span text:style-name="T5">+</text:span></text:p>
      <text:p text:style-name="P2"><text:s text:c="16"/><text:span text:style-name="T11">"name='" </text:span><text:span text:style-name="T5">+ </text:span><text:span text:style-name="T7">name </text:span><text:span text:style-name="T5">+ </text:span><text:span text:style-name="T11">'</text:span><text:span text:style-name="T4">\'</text:span><text:span text:style-name="T11">' </text:span><text:span text:style-name="T5">+</text:span></text:p>
      <text:p text:style-name="P2"><text:s text:c="16"/><text:span text:style-name="T11">", Score=" </text:span><text:span text:style-name="T5">+ </text:span><text:span text:style-name="T7">Score </text:span><text:span text:style-name="T5">+</text:span></text:p>
      <text:p text:style-name="P2"><text:s text:c="16"/><text:span text:style-name="T11">", age=" </text:span><text:span text:style-name="T5">+ </text:span><text:span text:style-name="T7">age </text:span><text:span text:style-name="T5">+</text:span></text:p>
      <text:p text:style-name="P2"><text:s text:c="16"/><text:span text:style-name="T11">'}'</text:span><text:span text:style-name="T5">;</text:span></text:p>
      <text:p text:style-name="P2"><text:s text:c="4"/><text:span text:style-name="T5">}</text:span></text:p>
      <text:p text:style-name="P1">}</text:p>
      <text:p text:style-name="P1"><text:span text:style-name="T3">public class </text:span>Ques5 {</text:p>
      <text:p text:style-name="P2"><text:s text:c="4"/><text:span text:style-name="T4">public static void </text:span><text:span text:style-name="T5">main(String[] args) {</text:span></text:p>
      <text:p text:style-name="P2"><text:s text:c="8"/><text:span text:style-name="T5">List&lt;Student&gt; lst = </text:span><text:span text:style-name="T4">new </text:span><text:span text:style-name="T5">ArrayList&lt;&gt;();</text:span></text:p>
      <text:p text:style-name="P2"><text:s text:c="8"/><text:span text:style-name="T5">lst.add(</text:span><text:span text:style-name="T4">new </text:span><text:span text:style-name="T5">Student(</text:span><text:span text:style-name="T11">"ABC"</text:span><text:span text:style-name="T5">,</text:span><text:span text:style-name="T12">99.0</text:span><text:span text:style-name="T5">,</text:span><text:span text:style-name="T12">17.0</text:span><text:span text:style-name="T5">));</text:span></text:p>
      <text:p text:style-name="P2"><text:s text:c="8"/><text:span text:style-name="T5">lst.add(</text:span><text:span text:style-name="T4">new </text:span><text:span text:style-name="T5">Student(</text:span><text:span text:style-name="T11">"XYZ"</text:span><text:span text:style-name="T5">,</text:span><text:span text:style-name="T12">150.0</text:span><text:span text:style-name="T5">,</text:span><text:span text:style-name="T12">18.0</text:span><text:span text:style-name="T5">));</text:span></text:p>
      <text:p text:style-name="P2"><text:s text:c="8"/><text:span text:style-name="T5">lst.add(</text:span><text:span text:style-name="T4">new </text:span><text:span text:style-name="T5">Student(</text:span><text:span text:style-name="T11">"ZXC"</text:span><text:span text:style-name="T5">,</text:span><text:span text:style-name="T12">101.0</text:span><text:span text:style-name="T5">,</text:span><text:span text:style-name="T12">19.0</text:span><text:span text:style-name="T5">));</text:span></text:p>
      <text:p text:style-name="P2"><text:s text:c="8"/><text:span text:style-name="T5">lst.add(</text:span><text:span text:style-name="T4">new </text:span><text:span text:style-name="T5">Student(</text:span><text:span text:style-name="T11">"LON"</text:span><text:span text:style-name="T5">,</text:span><text:span text:style-name="T12">102.0</text:span><text:span text:style-name="T5">,</text:span><text:span text:style-name="T12">22.0</text:span><text:span text:style-name="T5">));</text:span></text:p>
      <text:p text:style-name="P2"><text:s text:c="8"/><text:span text:style-name="T5">lst.add(</text:span><text:span text:style-name="T4">new </text:span><text:span text:style-name="T5">Student(</text:span><text:span text:style-name="T11">"POU"</text:span><text:span text:style-name="T5">,</text:span><text:span text:style-name="T12">101.0</text:span><text:span text:style-name="T5">,</text:span><text:span text:style-name="T12">21.0</text:span><text:span text:style-name="T5">));</text:span></text:p>
      <text:p text:style-name="P2"><text:s text:c="8"/><text:span text:style-name="T5">Collections.</text:span><text:span text:style-name="T6">sort</text:span><text:span text:style-name="T5">(lst, </text:span><text:span text:style-name="T4">new </text:span><text:span text:style-name="T5">Comparator&lt;Student&gt;() {</text:span></text:p>
      <text:p text:style-name="P2"><text:s text:c="12"/><text:span text:style-name="T10">@Override</text:span></text:p>
      <text:p text:style-name="P2"><text:span text:style-name="T9"><text:s text:c="12"/></text:span><text:span text:style-name="T4">public int </text:span><text:span text:style-name="T5">compare(Student o1, Student o2) {</text:span></text:p>
      <text:p text:style-name="P2"><text:s text:c="16"/><text:span text:style-name="T4">if</text:span><text:span text:style-name="T5">(o1.</text:span><text:span text:style-name="T7">Score</text:span><text:span text:style-name="T5">.equals(o2.</text:span><text:span text:style-name="T7">Score</text:span><text:span text:style-name="T5">)){</text:span></text:p>
      <text:p text:style-name="P2"><text:s text:c="20"/><text:span text:style-name="T4">return </text:span><text:span text:style-name="T5">o1.</text:span><text:span text:style-name="T7">name</text:span><text:span text:style-name="T5">.compareTo(o2.</text:span><text:span text:style-name="T7">name</text:span><text:span text:style-name="T5">);</text:span></text:p>
      <text:p text:style-name="P2"><text:s text:c="16"/><text:span text:style-name="T5">}</text:span><text:span text:style-name="T4">else</text:span><text:span text:style-name="T5">{</text:span></text:p>
      <text:p text:style-name="P2"><text:s text:c="20"/><text:span text:style-name="T4">return </text:span><text:span text:style-name="T5">o1.</text:span><text:span text:style-name="T7">Score</text:span><text:span text:style-name="T5">.compareTo(o2.</text:span><text:span text:style-name="T7">Score</text:span><text:span text:style-name="T5">);</text:span></text:p>
      <text:p text:style-name="P2"><text:s text:c="16"/><text:span text:style-name="T5">}</text:span></text:p>
      <text:p text:style-name="P2"><text:s text:c="12"/><text:span text:style-name="T5">}</text:span></text:p>
      <text:p text:style-name="P2"><text:s text:c="8"/><text:span text:style-name="T5">});</text:span></text:p>
      <text:p text:style-name="P2"><text:s text:c="8"/><text:span text:style-name="T5">System.</text:span><text:span text:style-name="T8">out</text:span><text:span text:style-name="T5">.println(</text:span><text:span text:style-name="T11">"Sorted : "</text:span><text:span text:style-name="T5">);</text:span></text:p>
      <text:p text:style-name="P2"><text:s text:c="8"/><text:span text:style-name="T5">ListIterator listIterator = lst.listIterator();</text:span></text:p>
      <text:p text:style-name="P2"><text:s text:c="8"/><text:span text:style-name="T4">while</text:span><text:span text:style-name="T5">(listIterator.hasNext()){</text:span></text:p>
      <text:p text:style-name="P2"><text:s text:c="12"/><text:span text:style-name="T5">System.</text:span><text:span text:style-name="T8">out</text:span><text:span text:style-name="T5">.println(listIterator.next());</text:span></text:p>
      <text:p text:style-name="P2"><text:s text:c="8"/><text:span text:style-name="T5">}</text:span></text:p>
      <text:p text:style-name="P2"><text:s text:c="4"/><text:span text:style-name="T5">}</text:span></text:p>
      <text:p text:style-name="P4">}</text:p>
      <text:p text:style-name="P4"/>
      <text:p text:style-name="P3">//Print the elements of an array in the decreasing frequency if 2 numbers have same frequency then print the one which came first.</text:p>
      <text:p text:style-name="P1"><text:span text:style-name="T3">import </text:span>java.util.*;</text:p>
      <text:p text:style-name="P1"><text:span text:style-name="T3">import </text:span>java.util.List;</text:p>
      <text:p text:style-name="P1"><text:span text:style-name="T3">public class </text:span>Ques6 {</text:p>
      <text:p text:style-name="P2"><text:s text:c="4"/><text:span text:style-name="T4">public static void </text:span><text:span text:style-name="T5">main(String[] args) {</text:span></text:p>
      <text:p text:style-name="P2"><text:s text:c="8"/><text:span text:style-name="T5">Integer[] arr = {</text:span><text:span text:style-name="T12">1</text:span><text:span text:style-name="T5">, </text:span><text:span text:style-name="T12">1</text:span><text:span text:style-name="T5">, </text:span><text:span text:style-name="T12">1</text:span><text:span text:style-name="T5">, </text:span><text:span text:style-name="T12">1</text:span><text:span text:style-name="T5">, </text:span><text:span text:style-name="T12">3</text:span><text:span text:style-name="T5">, </text:span><text:span text:style-name="T12">3</text:span><text:span text:style-name="T5">, </text:span><text:span text:style-name="T12">4</text:span><text:span text:style-name="T5">, </text:span><text:span text:style-name="T12">4</text:span><text:span text:style-name="T5">, </text:span><text:span text:style-name="T12">4</text:span><text:span text:style-name="T5">, </text:span><text:span text:style-name="T12">4</text:span><text:span text:style-name="T5">, </text:span><text:span text:style-name="T12">4</text:span><text:span text:style-name="T5">, </text:span><text:span text:style-name="T12">5</text:span><text:span text:style-name="T5">, </text:span><text:span text:style-name="T12">5</text:span><text:span text:style-name="T5">, </text:span><text:span text:style-name="T12">9</text:span><text:span text:style-name="T5">, </text:span><text:span text:style-name="T12">8</text:span><text:span text:style-name="T5">, </text:span><text:span text:style-name="T12">8</text:span><text:span text:style-name="T5">, </text:span><text:span text:style-name="T12">8</text:span><text:span text:style-name="T5">, </text:span><text:span text:style-name="T12">0</text:span><text:span text:style-name="T5">};</text:span></text:p>
      <text:p text:style-name="P2"><text:s text:c="8"/><text:span text:style-name="T5">List&lt;Integer&gt; lst = </text:span><text:span text:style-name="T4">new </text:span><text:span text:style-name="T5">ArrayList(Arrays.</text:span><text:span text:style-name="T6">asList</text:span><text:span text:style-name="T5">(arr));</text:span></text:p>
      <text:p text:style-name="P2"><text:s text:c="8"/><text:span text:style-name="T5">Map&lt;Integer,Integer&gt; map = </text:span><text:span text:style-name="T4">new </text:span><text:span text:style-name="T5">LinkedHashMap&lt;&gt;();</text:span></text:p>
      <text:p text:style-name="P2"><text:s text:c="8"/><text:span text:style-name="T5">ListIterator&lt;Integer&gt; listIterator = lst.listIterator();</text:span></text:p>
      <text:p text:style-name="P2"><text:s text:c="8"/><text:span text:style-name="T4">while</text:span><text:span text:style-name="T5">(listIterator.hasNext()){</text:span></text:p>
      <text:p text:style-name="P2"><text:s text:c="12"/><text:span text:style-name="T4">int </text:span><text:span text:style-name="T5">t1 = listIterator.next();</text:span></text:p>
      <text:p text:style-name="P2"><text:s text:c="12"/><text:span text:style-name="T5">map.put(t1,Collections.</text:span><text:span text:style-name="T6">frequency</text:span><text:span text:style-name="T5">(lst,t1));</text:span></text:p>
      <text:p text:style-name="P2"><text:soft-page-break/><text:s text:c="8"/><text:span text:style-name="T5">}</text:span></text:p>
      <text:p text:style-name="P2"><text:s text:c="8"/><text:span text:style-name="T5">List&lt;Map.Entry&lt;Integer,Integer&gt;&gt; listSort = </text:span><text:span text:style-name="T4">new </text:span><text:span text:style-name="T5">ArrayList&lt;&gt;(map.entrySet());</text:span></text:p>
      <text:p text:style-name="P2"><text:s text:c="8"/><text:span text:style-name="T5">Collections.</text:span><text:span text:style-name="T6">sort</text:span><text:span text:style-name="T5">(listSort, </text:span><text:span text:style-name="T4">new </text:span><text:span text:style-name="T5">Comparator&lt;Map.Entry&lt;Integer, Integer&gt;&gt;() {</text:span></text:p>
      <text:p text:style-name="P2"><text:s text:c="12"/><text:span text:style-name="T10">@Override</text:span></text:p>
      <text:p text:style-name="P2"><text:span text:style-name="T9"><text:s text:c="12"/></text:span><text:span text:style-name="T4">public int </text:span><text:span text:style-name="T5">compare(Map.Entry&lt;Integer, Integer&gt; o1, Map.Entry&lt;Integer, Integer&gt; o2) {</text:span></text:p>
      <text:p text:style-name="P2"><text:s text:c="16"/><text:span text:style-name="T4">return </text:span><text:span text:style-name="T5">o1.getValue().compareTo(o2.getValue());</text:span></text:p>
      <text:p text:style-name="P2"><text:s text:c="12"/><text:span text:style-name="T5">}</text:span></text:p>
      <text:p text:style-name="P2"><text:s text:c="8"/><text:span text:style-name="T5">});</text:span></text:p>
      <text:p text:style-name="P2"><text:s text:c="8"/><text:span text:style-name="T5">Map&lt;Integer,Integer&gt; sortedMap = </text:span><text:span text:style-name="T4">new </text:span><text:span text:style-name="T5">LinkedHashMap&lt;&gt;();</text:span></text:p>
      <text:p text:style-name="P2"><text:s text:c="8"/><text:span text:style-name="T4">for</text:span><text:span text:style-name="T5">(Map.Entry&lt;Integer,Integer&gt; entry : listSort){</text:span></text:p>
      <text:p text:style-name="P2"><text:s text:c="12"/><text:span text:style-name="T5">sortedMap.put(entry.getKey(),entry.getValue());</text:span></text:p>
      <text:p text:style-name="P2"><text:s text:c="8"/><text:span text:style-name="T5">}</text:span></text:p>
      <text:p text:style-name="P2"><text:s text:c="8"/><text:span text:style-name="T5">System.</text:span><text:span text:style-name="T8">out</text:span><text:span text:style-name="T5">.println(</text:span><text:span text:style-name="T11">"Sorted Elements: "</text:span><text:span text:style-name="T5">);</text:span></text:p>
      <text:p text:style-name="P2"><text:s text:c="8"/><text:span text:style-name="T4">for</text:span><text:span text:style-name="T5">(Integer i : sortedMap.keySet()){</text:span></text:p>
      <text:p text:style-name="P2"><text:s text:c="12"/><text:span text:style-name="T5">System.</text:span><text:span text:style-name="T8">out</text:span><text:span text:style-name="T5">.println(</text:span><text:span text:style-name="T11">"Element : " </text:span><text:span text:style-name="T5">+i + </text:span><text:span text:style-name="T11">" Frequency : "</text:span><text:span text:style-name="T5">+ sortedMap.get(i));</text:span></text:p>
      <text:p text:style-name="P2"><text:s text:c="8"/><text:span text:style-name="T5">}</text:span></text:p>
      <text:p text:style-name="P2"><text:s text:c="4"/><text:span text:style-name="T5">}</text:span></text:p>
      <text:p text:style-name="P4">}</text:p>
      <text:p text:style-name="P3">//Design a Data Structure SpecialStack that supports all the stack operations like push(), pop(), isEmpty(), isFull() and an additional operation getMin() which should return minimum element from the SpecialStack. (Expected complexity ­ O(1))</text:p>
      <text:p text:style-name="P1"><text:span text:style-name="T3">import </text:span>java.util.Collections;</text:p>
      <text:p text:style-name="P1"><text:span text:style-name="T3">import </text:span>java.util.LinkedList;</text:p>
      <text:p text:style-name="P1"><text:span text:style-name="T3">import </text:span>java.util.List;</text:p>
      <text:p text:style-name="P1"><text:span text:style-name="T3">import </text:span>java.util.Scanner;</text:p>
      <text:p text:style-name="P2"><text:s text:c="8"/><text:span text:style-name="T4">class </text:span><text:span text:style-name="T5">Specialstack</text:span></text:p>
      <text:p text:style-name="P2"><text:s text:c="8"/><text:span text:style-name="T5">{</text:span></text:p>
      <text:p text:style-name="P2"><text:s text:c="12"/><text:span text:style-name="T4">int </text:span><text:span text:style-name="T7">MAX </text:span><text:span text:style-name="T5">= </text:span><text:span text:style-name="T12">10</text:span><text:span text:style-name="T5">;</text:span></text:p>
      <text:p text:style-name="P2"><text:s text:c="12"/><text:span text:style-name="T5">List&lt;Integer&gt; <text:s/></text:span><text:span text:style-name="T7">list </text:span><text:span text:style-name="T5">= </text:span><text:span text:style-name="T4">new </text:span><text:span text:style-name="T5">LinkedList&lt;&gt;();</text:span></text:p>
      <text:p text:style-name="P2"><text:s text:c="12"/><text:span text:style-name="T4">void </text:span><text:span text:style-name="T5">push (</text:span><text:span text:style-name="T4">int </text:span><text:span text:style-name="T5">i)</text:span></text:p>
      <text:p text:style-name="P2"><text:s text:c="12"/><text:span text:style-name="T5">{</text:span></text:p>
      <text:p text:style-name="P2"><text:s text:c="16"/><text:span text:style-name="T4">if</text:span><text:span text:style-name="T5">(</text:span><text:span text:style-name="T7">list</text:span><text:span text:style-name="T5">.size()&lt;</text:span><text:span text:style-name="T7">MAX</text:span><text:span text:style-name="T5">){</text:span></text:p>
      <text:p text:style-name="P2"><text:s text:c="20"/><text:span text:style-name="T7">list</text:span><text:span text:style-name="T5">.add(i);</text:span></text:p>
      <text:p text:style-name="P2"><text:s text:c="20"/><text:span text:style-name="T5">System.</text:span><text:span text:style-name="T8">out</text:span><text:span text:style-name="T5">.println(i + </text:span><text:span text:style-name="T11">"Element added successfully"</text:span><text:span text:style-name="T5">);</text:span></text:p>
      <text:p text:style-name="P2"><text:s text:c="16"/><text:span text:style-name="T5">}</text:span></text:p>
      <text:p text:style-name="P2"><text:s text:c="16"/><text:span text:style-name="T4">else</text:span></text:p>
      <text:p text:style-name="P2"><text:span text:style-name="T2"><text:s text:c="16"/></text:span><text:span text:style-name="T5">{</text:span></text:p>
      <text:p text:style-name="P2"><text:s text:c="20"/><text:span text:style-name="T5">System.</text:span><text:span text:style-name="T8">out</text:span><text:span text:style-name="T5">.println(</text:span><text:span text:style-name="T11">"Error: Stack overflow!!"</text:span><text:span text:style-name="T5">);</text:span></text:p>
      <text:p text:style-name="P2"><text:s text:c="16"/><text:span text:style-name="T5">}</text:span></text:p>
      <text:p text:style-name="P2"><text:s text:c="12"/><text:span text:style-name="T5">}</text:span></text:p>
      <text:p text:style-name="P2"><text:s text:c="12"/><text:span text:style-name="T4">void </text:span><text:span text:style-name="T5">pop()</text:span></text:p>
      <text:p text:style-name="P2"><text:s text:c="12"/><text:span text:style-name="T5">{</text:span></text:p>
      <text:p text:style-name="P2"><text:s text:c="16"/><text:span text:style-name="T4">if</text:span><text:span text:style-name="T5">(</text:span><text:span text:style-name="T7">list</text:span><text:span text:style-name="T5">.size()&gt;</text:span><text:span text:style-name="T12">0</text:span><text:span text:style-name="T5">){</text:span></text:p>
      <text:p text:style-name="P2"><text:s text:c="20"/><text:span text:style-name="T5">System.</text:span><text:span text:style-name="T8">out</text:span><text:span text:style-name="T5">.println(</text:span><text:span text:style-name="T7">list</text:span><text:span text:style-name="T5">.size()-</text:span><text:span text:style-name="T12">1 </text:span><text:span text:style-name="T5">+ </text:span><text:span text:style-name="T11">"Element removed succesfully"</text:span><text:span text:style-name="T5">);</text:span></text:p>
      <text:p text:style-name="P2"><text:s text:c="20"/><text:span text:style-name="T7">list</text:span><text:span text:style-name="T5">.remove(</text:span><text:span text:style-name="T7">list</text:span><text:span text:style-name="T5">.size()-</text:span><text:span text:style-name="T12">1</text:span><text:span text:style-name="T5">);</text:span></text:p>
      <text:p text:style-name="P2"><text:s text:c="16"/><text:span text:style-name="T5">}</text:span></text:p>
      <text:p text:style-name="P2"><text:s text:c="16"/><text:span text:style-name="T4">else</text:span><text:span text:style-name="T5">{</text:span></text:p>
      <text:p text:style-name="P2"><text:s text:c="20"/><text:span text:style-name="T5">System.</text:span><text:span text:style-name="T8">out</text:span><text:span text:style-name="T5">.println(</text:span><text:span text:style-name="T11">"Error: Stack Underflow"</text:span><text:span text:style-name="T5">);</text:span></text:p>
      <text:p text:style-name="P2"><text:s text:c="16"/><text:span text:style-name="T5">}</text:span></text:p>
      <text:p text:style-name="P2"><text:s text:c="12"/><text:span text:style-name="T5">}</text:span></text:p>
      <text:p text:style-name="P2"><text:s text:c="12"/><text:span text:style-name="T4">void </text:span><text:span text:style-name="T5">isEmpty()</text:span></text:p>
      <text:p text:style-name="P2"><text:s text:c="16"/><text:span text:style-name="T5">{</text:span></text:p>
      <text:p text:style-name="P2"><text:s text:c="16"/><text:span text:style-name="T4">if</text:span><text:span text:style-name="T5">(</text:span><text:span text:style-name="T7">list</text:span><text:span text:style-name="T5">.isEmpty())</text:span></text:p>
      <text:p text:style-name="P2"><text:s text:c="16"/><text:span text:style-name="T5">{</text:span></text:p>
      <text:p text:style-name="P2"><text:s text:c="20"/><text:span text:style-name="T5">System.</text:span><text:span text:style-name="T8">out</text:span><text:span text:style-name="T5">.println(</text:span><text:span text:style-name="T11">"Stack is empty"</text:span><text:span text:style-name="T5">);</text:span></text:p>
      <text:p text:style-name="P2"><text:s text:c="16"/><text:span text:style-name="T5">}</text:span></text:p>
      <text:p text:style-name="P2"><text:s text:c="16"/><text:span text:style-name="T4">else</text:span><text:span text:style-name="T5">{</text:span></text:p>
      <text:p text:style-name="P2"><text:s text:c="20"/><text:span text:style-name="T5">System.</text:span><text:span text:style-name="T8">out</text:span><text:span text:style-name="T5">.println(</text:span><text:span text:style-name="T11">"Stack is not empty"</text:span><text:span text:style-name="T5">);</text:span></text:p>
      <text:p text:style-name="P2"><text:s text:c="16"/><text:span text:style-name="T5">}</text:span></text:p>
      <text:p text:style-name="P2"><text:s text:c="8"/><text:span text:style-name="T5">}</text:span></text:p>
      <text:p text:style-name="P2"><text:s text:c="8"/><text:span text:style-name="T4">void </text:span><text:span text:style-name="T5">isFull()</text:span></text:p>
      <text:p text:style-name="P2"><text:soft-page-break/><text:s text:c="16"/><text:span text:style-name="T5">{</text:span></text:p>
      <text:p text:style-name="P2"><text:s text:c="16"/><text:span text:style-name="T4">if</text:span><text:span text:style-name="T5">(</text:span><text:span text:style-name="T7">list</text:span><text:span text:style-name="T5">.size()== </text:span><text:span text:style-name="T7">MAX</text:span><text:span text:style-name="T5">)</text:span></text:p>
      <text:p text:style-name="P2"><text:s text:c="16"/><text:span text:style-name="T5">{</text:span></text:p>
      <text:p text:style-name="P2"><text:s text:c="20"/><text:span text:style-name="T5">System.</text:span><text:span text:style-name="T8">out</text:span><text:span text:style-name="T5">.println(</text:span><text:span text:style-name="T11">"Stack is full"</text:span><text:span text:style-name="T5">);</text:span></text:p>
      <text:p text:style-name="P2"><text:s text:c="16"/><text:span text:style-name="T5">}</text:span></text:p>
      <text:p text:style-name="P2"><text:s text:c="16"/><text:span text:style-name="T4">else</text:span><text:span text:style-name="T5">{</text:span></text:p>
      <text:p text:style-name="P2"><text:s text:c="20"/><text:span text:style-name="T5">System.</text:span><text:span text:style-name="T8">out</text:span><text:span text:style-name="T5">.println(</text:span><text:span text:style-name="T11">"Stack is not full"</text:span><text:span text:style-name="T5">);</text:span></text:p>
      <text:p text:style-name="P2"><text:s text:c="16"/><text:span text:style-name="T5">}</text:span></text:p>
      <text:p text:style-name="P2"><text:s text:c="8"/><text:span text:style-name="T5">}</text:span></text:p>
      <text:p text:style-name="P2"><text:s text:c="8"/><text:span text:style-name="T4">int </text:span><text:span text:style-name="T5">getmin()</text:span></text:p>
      <text:p text:style-name="P2"><text:s text:c="8"/><text:span text:style-name="T5">{</text:span></text:p>
      <text:p text:style-name="P2"><text:s text:c="12"/><text:span text:style-name="T4">if</text:span><text:span text:style-name="T5">(</text:span><text:span text:style-name="T7">list</text:span><text:span text:style-name="T5">.isEmpty())</text:span></text:p>
      <text:p text:style-name="P2"><text:s text:c="12"/><text:span text:style-name="T5">{</text:span></text:p>
      <text:p text:style-name="P2"><text:s text:c="16"/><text:span text:style-name="T5">System.</text:span><text:span text:style-name="T8">out</text:span><text:span text:style-name="T5">.println(</text:span><text:span text:style-name="T11">"Errror: Stack is empty"</text:span><text:span text:style-name="T5">);</text:span></text:p>
      <text:p text:style-name="P2"><text:s text:c="16"/><text:span text:style-name="T4">return </text:span><text:span text:style-name="T12">0</text:span><text:span text:style-name="T5">;</text:span></text:p>
      <text:p text:style-name="P2"><text:s text:c="12"/><text:span text:style-name="T5">}</text:span></text:p>
      <text:p text:style-name="P2"><text:s text:c="12"/><text:span text:style-name="T4">else</text:span></text:p>
      <text:p text:style-name="P2"><text:span text:style-name="T2"><text:s text:c="12"/></text:span><text:span text:style-name="T5">{</text:span></text:p>
      <text:p text:style-name="P2"><text:s text:c="16"/><text:span text:style-name="T4">return </text:span><text:span text:style-name="T5">Collections.</text:span><text:span text:style-name="T6">min</text:span><text:span text:style-name="T5">(</text:span><text:span text:style-name="T7">list</text:span><text:span text:style-name="T5">);</text:span></text:p>
      <text:p text:style-name="P2"><text:s text:c="12"/><text:span text:style-name="T5">}</text:span></text:p>
      <text:p text:style-name="P2"><text:s text:c="8"/><text:span text:style-name="T5">}</text:span></text:p>
      <text:p text:style-name="P2"><text:s text:c="8"/><text:span text:style-name="T5">}</text:span></text:p>
      <text:p text:style-name="P1"><text:span text:style-name="T3">public class </text:span>Ques7 {</text:p>
      <text:p text:style-name="P2"><text:s text:c="4"/><text:span text:style-name="T4">public static void </text:span><text:span text:style-name="T5">main(String[] args) {</text:span></text:p>
      <text:p text:style-name="P2"><text:s text:c="8"/><text:span text:style-name="T5">Scanner s = </text:span><text:span text:style-name="T4">new </text:span><text:span text:style-name="T5">Scanner(System.</text:span><text:span text:style-name="T8">in</text:span><text:span text:style-name="T5">);</text:span></text:p>
      <text:p text:style-name="P2"><text:s text:c="8"/><text:span text:style-name="T5">Specialstack sp = </text:span><text:span text:style-name="T4">new </text:span><text:span text:style-name="T5">Specialstack();</text:span></text:p>
      <text:p text:style-name="P2"><text:s text:c="8"/><text:span text:style-name="T4">while</text:span><text:span text:style-name="T5">(</text:span><text:span text:style-name="T4">true</text:span><text:span text:style-name="T5">)</text:span></text:p>
      <text:p text:style-name="P2"><text:s text:c="8"/><text:span text:style-name="T5">{</text:span></text:p>
      <text:p text:style-name="P2"><text:s text:c="12"/><text:span text:style-name="T5">System.</text:span><text:span text:style-name="T8">out</text:span><text:span text:style-name="T5">.println(</text:span><text:span text:style-name="T11">"stack operations"</text:span><text:span text:style-name="T5">);</text:span></text:p>
      <text:p text:style-name="P2"><text:s text:c="12"/><text:span text:style-name="T5">System.</text:span><text:span text:style-name="T8">out</text:span><text:span text:style-name="T5">.println(</text:span><text:span text:style-name="T11">"1. Push a value"</text:span><text:span text:style-name="T5">);</text:span></text:p>
      <text:p text:style-name="P2"><text:s text:c="12"/><text:span text:style-name="T5">System.</text:span><text:span text:style-name="T8">out</text:span><text:span text:style-name="T5">.println(</text:span><text:span text:style-name="T11">"2. Pop a value"</text:span><text:span text:style-name="T5">);</text:span></text:p>
      <text:p text:style-name="P2"><text:s text:c="12"/><text:span text:style-name="T5">System.</text:span><text:span text:style-name="T8">out</text:span><text:span text:style-name="T5">.println(</text:span><text:span text:style-name="T11">"3. Check if Stack is Empty"</text:span><text:span text:style-name="T5">);</text:span></text:p>
      <text:p text:style-name="P2"><text:s text:c="12"/><text:span text:style-name="T5">System.</text:span><text:span text:style-name="T8">out</text:span><text:span text:style-name="T5">.println(</text:span><text:span text:style-name="T11">"4. Check if Stack is Full"</text:span><text:span text:style-name="T5">);</text:span></text:p>
      <text:p text:style-name="P2"><text:s text:c="12"/><text:span text:style-name="T5">System.</text:span><text:span text:style-name="T8">out</text:span><text:span text:style-name="T5">.println(</text:span><text:span text:style-name="T11">"5. Get Min Value"</text:span><text:span text:style-name="T5">);</text:span></text:p>
      <text:p text:style-name="P2"><text:s text:c="12"/><text:span text:style-name="T5">System.</text:span><text:span text:style-name="T8">out</text:span><text:span text:style-name="T5">.println(</text:span><text:span text:style-name="T11">"6. EXIT"</text:span><text:span text:style-name="T5">);</text:span></text:p>
      <text:p text:style-name="P2"><text:s text:c="12"/><text:span text:style-name="T4">switch </text:span><text:span text:style-name="T5">(s.nextInt())</text:span></text:p>
      <text:p text:style-name="P2"><text:s text:c="12"/><text:span text:style-name="T5">{</text:span></text:p>
      <text:p text:style-name="P2"><text:s text:c="16"/><text:span text:style-name="T4">case </text:span><text:span text:style-name="T12">1</text:span><text:span text:style-name="T5">:</text:span></text:p>
      <text:p text:style-name="P2"><text:s text:c="20"/><text:span text:style-name="T5">System.</text:span><text:span text:style-name="T8">out</text:span><text:span text:style-name="T5">.println(</text:span><text:span text:style-name="T11">"enter the value"</text:span><text:span text:style-name="T5">);</text:span></text:p>
      <text:p text:style-name="P2"><text:s text:c="20"/><text:span text:style-name="T5">sp.push(s.nextInt());</text:span></text:p>
      <text:p text:style-name="P2"><text:s text:c="20"/><text:span text:style-name="T4">break</text:span><text:span text:style-name="T5">;</text:span></text:p>
      <text:p text:style-name="P2"><text:s text:c="16"/><text:span text:style-name="T4">case </text:span><text:span text:style-name="T12">2</text:span><text:span text:style-name="T5">:</text:span></text:p>
      <text:p text:style-name="P2"><text:s text:c="20"/><text:span text:style-name="T5">sp.pop();</text:span></text:p>
      <text:p text:style-name="P2"><text:s text:c="20"/><text:span text:style-name="T4">break</text:span><text:span text:style-name="T5">;</text:span></text:p>
      <text:p text:style-name="P2"><text:s text:c="16"/><text:span text:style-name="T4">case </text:span><text:span text:style-name="T12">3</text:span><text:span text:style-name="T5">:</text:span></text:p>
      <text:p text:style-name="P2"><text:s text:c="20"/><text:span text:style-name="T5">sp.isEmpty();</text:span></text:p>
      <text:p text:style-name="P2"><text:s text:c="20"/><text:span text:style-name="T4">break</text:span><text:span text:style-name="T5">;</text:span></text:p>
      <text:p text:style-name="P2"><text:s text:c="16"/><text:span text:style-name="T4">case </text:span><text:span text:style-name="T12">4</text:span><text:span text:style-name="T5">:</text:span></text:p>
      <text:p text:style-name="P2"><text:s text:c="20"/><text:span text:style-name="T5">sp.isFull();</text:span></text:p>
      <text:p text:style-name="P2"><text:s text:c="20"/><text:span text:style-name="T4">break</text:span><text:span text:style-name="T5">;</text:span></text:p>
      <text:p text:style-name="P2"><text:s text:c="16"/><text:span text:style-name="T4">case </text:span><text:span text:style-name="T12">5</text:span><text:span text:style-name="T5">:</text:span></text:p>
      <text:p text:style-name="P2"><text:s text:c="20"/><text:span text:style-name="T5">System.</text:span><text:span text:style-name="T8">out</text:span><text:span text:style-name="T5">.println(</text:span><text:span text:style-name="T11">"Min value: "</text:span><text:span text:style-name="T5">+ sp.getmin());</text:span></text:p>
      <text:p text:style-name="P2"><text:s text:c="20"/><text:span text:style-name="T4">break</text:span><text:span text:style-name="T5">;</text:span></text:p>
      <text:p text:style-name="P2"><text:s text:c="16"/><text:span text:style-name="T4">default</text:span><text:span text:style-name="T5">:</text:span></text:p>
      <text:p text:style-name="P2"><text:s text:c="20"/><text:span text:style-name="T5">System.</text:span><text:span text:style-name="T8">out</text:span><text:span text:style-name="T5">.println(</text:span><text:span text:style-name="T11">"Stack Data: " </text:span><text:span text:style-name="T5">+ sp.</text:span><text:span text:style-name="T7">list</text:span><text:span text:style-name="T5">);</text:span></text:p>
      <text:p text:style-name="P2"><text:s text:c="20"/><text:span text:style-name="T5">System.</text:span><text:span text:style-name="T6">exit</text:span><text:span text:style-name="T5">(</text:span><text:span text:style-name="T12">0</text:span><text:span text:style-name="T5">);</text:span></text:p>
      <text:p text:style-name="P2"><text:s text:c="12"/><text:span text:style-name="T5">}</text:span></text:p>
      <text:p text:style-name="P2"><text:s text:c="8"/><text:span text:style-name="T5">}</text:span></text:p>
      <text:p text:style-name="P2"><text:s text:c="4"/><text:span text:style-name="T5">}</text:span></text:p>
      <text:p text:style-name="P4">}</text:p>
      <text:p text:style-name="P3">//Write a program to format date as example "21-March-2016"</text:p>
      <text:p text:style-name="P1"><text:span text:style-name="T3">import </text:span>java.text.SimpleDateFormat;</text:p>
      <text:p text:style-name="P1"><text:span text:style-name="T3">import </text:span>java.util.Date;</text:p>
      <text:p text:style-name="P1"><text:soft-page-break/><text:span text:style-name="T3">public class </text:span>Ques8 {</text:p>
      <text:p text:style-name="P2"><text:s text:c="4"/><text:span text:style-name="T4">public static void </text:span><text:span text:style-name="T5">main(String[] args) {</text:span></text:p>
      <text:p text:style-name="P2"><text:s text:c="8"/><text:span text:style-name="T5">Date date = </text:span><text:span text:style-name="T4">new </text:span><text:span text:style-name="T5">Date();</text:span></text:p>
      <text:p text:style-name="P2"><text:s text:c="8"/><text:span text:style-name="T5">SimpleDateFormat simpleDateFormat = </text:span><text:span text:style-name="T4">new </text:span><text:span text:style-name="T5">SimpleDateFormat(</text:span><text:span text:style-name="T11">"dd-MMMMM-yyyy"</text:span><text:span text:style-name="T5">);</text:span></text:p>
      <text:p text:style-name="P2"><text:s text:c="8"/><text:span text:style-name="T5">System.</text:span><text:span text:style-name="T8">out</text:span><text:span text:style-name="T5">.println(</text:span><text:span text:style-name="T11">"Date : "</text:span><text:span text:style-name="T5">+ simpleDateFormat.format(date));</text:span></text:p>
      <text:p text:style-name="P2"><text:s text:c="4"/><text:span text:style-name="T5">}</text:span></text:p>
      <text:p text:style-name="P4">}</text:p>
      <text:p text:style-name="P3">//Write a program to display times in different country format.</text:p>
      <text:p text:style-name="P1"><text:span text:style-name="T3">import </text:span>java.text.DateFormat;</text:p>
      <text:p text:style-name="P1"><text:span text:style-name="T3">import </text:span>java.util.Date;</text:p>
      <text:p text:style-name="P1"><text:span text:style-name="T3">import </text:span>java.util.Locale;</text:p>
      <text:p text:style-name="P1"><text:span text:style-name="T3">import </text:span>java.util.Scanner;</text:p>
      <text:p text:style-name="P1"><text:span text:style-name="T3">public class </text:span>Ques9 {</text:p>
      <text:p text:style-name="P2"><text:s text:c="4"/><text:span text:style-name="T4">public static void </text:span><text:span text:style-name="T5">main(String[] args) {</text:span></text:p>
      <text:p text:style-name="P2"><text:s text:c="8"/><text:span text:style-name="T5">Scanner s = </text:span><text:span text:style-name="T4">new </text:span><text:span text:style-name="T5">Scanner(System.</text:span><text:span text:style-name="T8">in</text:span><text:span text:style-name="T5">);</text:span></text:p>
      <text:p text:style-name="P2"><text:s text:c="8"/><text:span text:style-name="T5">System.</text:span><text:span text:style-name="T8">out</text:span><text:span text:style-name="T5">.println(</text:span><text:span text:style-name="T11">"Enter Language Code: "</text:span><text:span text:style-name="T5">);</text:span></text:p>
      <text:p text:style-name="P2"><text:s text:c="8"/><text:span text:style-name="T5">String langCode = s.nextLine();</text:span></text:p>
      <text:p text:style-name="P2"><text:s text:c="8"/><text:span text:style-name="T5">System.</text:span><text:span text:style-name="T8">out</text:span><text:span text:style-name="T5">.println(</text:span><text:span text:style-name="T11">"Enter Country Code: "</text:span><text:span text:style-name="T5">);</text:span></text:p>
      <text:p text:style-name="P2"><text:s text:c="8"/><text:span text:style-name="T5">String countryCode = s.nextLine();</text:span></text:p>
      <text:p text:style-name="P2"><text:s text:c="8"/><text:span text:style-name="T5">Date date = </text:span><text:span text:style-name="T4">new </text:span><text:span text:style-name="T5">Date();</text:span></text:p>
      <text:p text:style-name="P2"><text:s text:c="8"/><text:span text:style-name="T5">Locale locale = </text:span><text:span text:style-name="T4">new </text:span><text:span text:style-name="T5">Locale(langCode,countryCode);</text:span></text:p>
      <text:p text:style-name="P2"><text:s text:c="8"/><text:span text:style-name="T5">DateFormat df = DateFormat.</text:span><text:span text:style-name="T6">getDateInstance</text:span><text:span text:style-name="T5">(DateFormat.</text:span><text:span text:style-name="T8">FULL</text:span><text:span text:style-name="T5">, locale);</text:span></text:p>
      <text:p text:style-name="P2"><text:s text:c="8"/><text:span text:style-name="T5">System.</text:span><text:span text:style-name="T8">out</text:span><text:span text:style-name="T5">.println(</text:span><text:span text:style-name="T11">"Date : "</text:span><text:span text:style-name="T5">+df.format(date));</text:span></text:p>
      <text:p text:style-name="P2"><text:s text:c="4"/><text:span text:style-name="T5">}</text:span></text:p>
      <text:p text:style-name="P4">}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0:56:42.569135782</meta:creation-date>
    <dc:date>2019-02-25T12:04:45.823294497</dc:date>
    <meta:editing-duration>PT36M54S</meta:editing-duration>
    <meta:editing-cycles>1</meta:editing-cycles>
    <meta:document-statistic meta:table-count="0" meta:image-count="0" meta:object-count="0" meta:page-count="6" meta:paragraph-count="301" meta:word-count="963" meta:character-count="10364" meta:non-whitespace-character-count="6956"/>
    <meta:generator>LibreOffice/6.0.7.3$Linux_X86_64 LibreOffice_project/00m0$Build-3</meta:generator>
  </office:meta>
</office:document-meta>
</file>